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 style:data-style-name="N2" text:time-value="10:23:41.1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16T10:30:36.610000000</dc:date>
    <meta:editing-duration>P8DT18H36M13S</meta:editing-duration>
    <meta:editing-cycles>3869</meta:editing-cycles>
    <meta:document-statistic meta:table-count="6" meta:cell-count="10662" meta:object-count="0"/>
    <meta:user-defined meta:name="qrichtext">1</meta:user-defined>
  </office:meta>
</office:document-meta>
</file>